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language="mk" fo:country="MK" officeooo:rsid="00017fae" officeooo:paragraph-rsid="00017fae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mk" fo:country="MK" fo:font-weight="bold" officeooo:rsid="00017fae" officeooo:paragraph-rsid="00017fae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Times New Roman" fo:font-size="12pt" fo:language="mk" fo:country="MK" fo:font-weight="normal" officeooo:rsid="000768f1" officeooo:paragraph-rsid="0002a401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language="mk" fo:country="MK" fo:font-weight="normal" officeooo:rsid="0005bae1" officeooo:paragraph-rsid="0002a401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language="mk" fo:country="MK" fo:font-weight="normal" officeooo:rsid="000768f1" officeooo:paragraph-rsid="00031547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style:font-name="Times New Roman" fo:font-size="12pt" fo:language="mk" fo:country="MK" fo:font-weight="normal" officeooo:rsid="0002a401" officeooo:paragraph-rsid="0002a401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style:font-name="Times New Roman" fo:font-size="12pt" fo:language="mk" fo:country="MK" fo:font-weight="normal" officeooo:rsid="00031547" officeooo:paragraph-rsid="00031547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color="#000000" style:font-name="Times New Roman" fo:font-size="12pt" fo:language="mk" fo:country="MK" fo:font-weight="normal" officeooo:rsid="000768f1" officeooo:paragraph-rsid="0003154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Times New Roman" fo:font-size="12pt" fo:language="mk" fo:country="MK" fo:font-weight="normal" officeooo:rsid="000768f1" officeooo:paragraph-rsid="0003154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Times New Roman" fo:font-size="12pt" fo:language="mk" fo:country="MK" fo:font-weight="normal" officeooo:rsid="0004555f" officeooo:paragraph-rsid="0004555f" style:font-size-asian="10.5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2pt" fo:language="mk" fo:country="MK" officeooo:rsid="00057c6c" officeooo:paragraph-rsid="00057c6c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2pt" fo:language="mk" fo:country="MK" officeooo:rsid="0007193c" officeooo:paragraph-rsid="0007193c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fo:language="mk" fo:country="MK" fo:font-weight="bold" officeooo:rsid="0004555f" officeooo:paragraph-rsid="0004555f" style:font-size-asian="10.5pt" style:font-weight-asian="bold" style:font-size-complex="12pt" style:font-weight-complex="bold"/>
    </style:style>
    <style:style style:name="T1" style:family="text">
      <style:text-properties fo:color="#c9211e"/>
    </style:style>
    <style:style style:name="T2" style:family="text">
      <style:text-properties fo:color="#c9211e" officeooo:rsid="0002a401"/>
    </style:style>
    <style:style style:name="T3" style:family="text">
      <style:text-properties officeooo:rsid="0008470f"/>
    </style:style>
    <style:style style:name="T4" style:family="text">
      <style:text-properties fo:color="#ff0000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Концептуална архитектура</text:p>
      <text:p text:style-name="P1">За дизајнирање на концештуалната архитектура се водевме од анализа на барањата, ставајќи фокус <text:s/>на нивните клучни концепти.</text:p>
      <text:p text:style-name="P1"/>
      <text:list xml:id="list3076266460" text:style-name="L1">
        <text:list-item>
          <text:p text:style-name="P4">Системот треба <text:span text:style-name="T1">да прикаже рута</text:span> на <text:span text:style-name="T1">интерактивна мапа</text:span> до посакуваното <text:span text:style-name="T1">одредиште</text:span> според неговата актуелна <text:span text:style-name="T1">локација</text:span></text:p>
        </text:list-item>
        <text:list-item>
          <text:p text:style-name="P4">Системот треба да наведе <text:span text:style-name="T1">колку ка</text:span><text:span text:style-name="T2">фетерии</text:span> вкупно се наоѓаат во близина на корисникот </text:p>
        </text:list-item>
        <text:list-item>
          <text:p text:style-name="P4">Системот треба да ги означи <text:span text:style-name="T1">најблиските локации</text:span> на корисникот на мапата</text:p>
        </text:list-item>
        <text:list-item>
          <text:p text:style-name="P4">Системот му овозможува на корисникот да <text:span text:style-name="T1">пребарува кафулиња</text:span> според името</text:p>
        </text:list-item>
        <text:list-item>
          <text:p text:style-name="P4">Системот ќе ја покажува <text:span text:style-name="T1">оддалеченоста</text:span> од локацијата на корисникот до посакуваното кафуле.</text:p>
        </text:list-item>
        <text:list-item>
          <text:p text:style-name="P4">Системот овозможува <text:span text:style-name="T1">алтернативни рути</text:span> до посакуваната дестинација зависно од начинот на патување (пеш или со автомобил)</text:p>
        </text:list-item>
        <text:list-item>
          <text:p text:style-name="P4">Системот<text:span text:style-name="T1"> дава насоки</text:span> до посакуваната дестинација</text:p>
        </text:list-item>
        <text:list-item>
          <text:p text:style-name="P3">Соодветно на <text:span text:style-name="T1">детектираната позиција на корисникот</text:span> и специфицираната дестинација од страна на корисникот(внесена преку полето за пребарување) системот <text:span text:style-name="T1">генерира рута</text:span> помеѓу двете крајни точки зависно од <text:span text:style-name="T1">најкратката постоечка рута.</text:span></text:p>
        </text:list-item>
        <text:list-item>
          <text:p text:style-name="P6">Системот е <text:span text:style-name="T1">навигациска алатка.</text:span></text:p>
        </text:list-item>
        <text:list-item>
          <text:p text:style-name="P6">Системот ги <text:span text:style-name="T1">пресметува</text:span> следните<text:span text:style-name="T1"> оптимални рути.</text:span></text:p>
          <text:p text:style-name="P6"><text:span text:style-name="T1">- <text:s/>Најкратка патека </text:span></text:p>
          <text:p text:style-name="P6"><text:span text:style-name="T1">- <text:s/>Најбрза рута</text:span></text:p>
        </text:list-item>
        <text:list-item>
          <text:p text:style-name="P6"><text:span text:style-name="T1">Кафетериите</text:span> се <text:span text:style-name="T1">чуваат</text:span> во <text:span text:style-name="T1">база на податоци.</text:span></text:p>
        </text:list-item>
        <text:list-item>
          <text:p text:style-name="P7"><text:span text:style-name="T1">Корисникот</text:span> може да <text:span text:style-name="T1">пребарува</text:span> за нови места.</text:p>
        </text:list-item>
        <text:list-item>
          <text:p text:style-name="P5">Системот треба да биде <text:span text:style-name="T1">едноставен</text:span> и <text:span text:style-name="T1">лесен за користење</text:span></text:p>
        </text:list-item>
        <text:list-item>
          <text:p text:style-name="P5"><text:span text:style-name="T1">Интерфејсот</text:span> на системот треба да е лесно разбирлив за корисниците</text:p>
        </text:list-item>
        <text:list-item>
          <text:p text:style-name="P5">Системот треба да поддржува <text:span text:style-name="T1">повеќе корисници</text:span> во исто време</text:p>
        </text:list-item>
        <text:list-item>
          <text:p text:style-name="P5">Потребна е <text:span text:style-name="T4">стабилна интернет врска</text:span> и <text:span text:style-name="T1">веб пребарувач </text:span>за да работи апликацијата</text:p>
        </text:list-item>
        <text:list-item>
          <text:p text:style-name="P5">Системот треба да е <text:span text:style-name="T1">достапен</text:span> до корисниците во било кое време.</text:p>
        </text:list-item>
        <text:list-item>
          <text:p text:style-name="P8">Апликацијата ќе биде со <text:span text:style-name="T1">прилагодлив дизајн</text:span> во однос на големината на екранот на <text:span text:style-name="T3">на уредот на кој се користи.</text:span></text:p>
        </text:list-item>
      </text:list>
      <text:p text:style-name="P9"/>
      <text:p text:style-name="P9"/>
      <text:p text:style-name="P10">Категоризација на клучните концепти: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4">Податоци</text:p>
          </table:table-cell>
          <table:table-cell table:style-name="Table1.A1" office:value-type="string">
            <text:p text:style-name="P14">Функции</text:p>
          </table:table-cell>
          <table:table-cell table:style-name="Table1.A1" office:value-type="string">
            <text:p text:style-name="P14">Стејкхолдери</text:p>
          </table:table-cell>
          <table:table-cell table:style-name="Table1.D1" office:value-type="string">
            <text:p text:style-name="P14">Апстрактни концепти</text:p>
          </table:table-cell>
        </table:table-row>
        <table:table-row>
          <table:table-cell table:style-name="Table1.A2" office:value-type="string">
            <text:p text:style-name="P12">Кафетерии</text:p>
          </table:table-cell>
          <table:table-cell table:style-name="Table1.A2" office:value-type="string">
            <text:p text:style-name="P12">Пребарување</text:p>
          </table:table-cell>
          <table:table-cell table:style-name="Table1.A2" office:value-type="string">
            <text:p text:style-name="P13">Корисници</text:p>
          </table:table-cell>
          <table:table-cell table:style-name="Table1.D2" office:value-type="string">
            <text:p text:style-name="P12">Интерактивна мапа</text:p>
          </table:table-cell>
        </table:table-row>
        <table:table-row>
          <table:table-cell table:style-name="Table1.A2" office:value-type="string">
            <text:p text:style-name="P12">База на податоци</text:p>
          </table:table-cell>
          <table:table-cell table:style-name="Table1.A2" office:value-type="string">
            <text:p text:style-name="P12">Пресметува оптимална рута</text:p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2">Прилагодлив дизајн</text:p>
          </table:table-cell>
        </table:table-row>
        <table:table-row>
          <table:table-cell table:style-name="Table1.A2" office:value-type="string">
            <text:p text:style-name="P12">Корисници</text:p>
          </table:table-cell>
          <table:table-cell table:style-name="Table1.A2" office:value-type="string">
            <text:p text:style-name="P12">Прикажува рута</text:p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2">Стабилна интернет врска</text:p>
          </table:table-cell>
        </table:table-row>
        <table:table-row>
          <table:table-cell table:style-name="Table1.A2" office:value-type="string">
            <text:p text:style-name="P12">Рута</text:p>
          </table:table-cell>
          <table:table-cell table:style-name="Table1.A2" office:value-type="string">
            <text:p text:style-name="P12">Чува места во база на податоци</text:p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2">Едноставен интерфејс</text:p>
          </table:table-cell>
        </table:table-row>
        <table:table-row>
          <table:table-cell table:style-name="Table1.A2" office:value-type="string">
            <text:p text:style-name="P12">Веб Прелистувач</text:p>
          </table:table-cell>
          <table:table-cell table:style-name="Table1.A2" office:value-type="string">
            <text:p text:style-name="P12">Генерира рута</text:p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2">Најкратка патека</text:p>
          </table:table-cell>
        </table:table-row>
        <table:table-row>
          <table:table-cell table:style-name="Table1.A2" office:value-type="string">
            <text:p text:style-name="P12">Локација</text:p>
          </table:table-cell>
          <table:table-cell table:style-name="Table1.A2" office:value-type="string">
            <text:p text:style-name="P12">Генерира број на кафетерии</text:p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2">Најбрза рута</text:p>
          </table:table-cell>
        </table:table-row>
        <text:soft-page-break/>
        <table:table-row>
          <table:table-cell table:style-name="Table1.A2" office:value-type="string">
            <text:p text:style-name="P12">Одредиште</text:p>
          </table:table-cell>
          <table:table-cell table:style-name="Table1.A2" office:value-type="string">
            <text:p text:style-name="P12">Детектира локација</text:p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2">Навигациска алатка</text:p>
          </table:table-cell>
        </table:table-row>
        <table:table-row>
          <table:table-cell table:style-name="Table1.A2" office:value-type="string">
            <text:p text:style-name="P12">Оддалеченост</text:p>
          </table:table-cell>
          <table:table-cell table:style-name="Table1.A2" office:value-type="string">
            <text:p text:style-name="P12">Пресметка на оддалеченост</text:p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2">Најблиска локација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3">Достапност</text:p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2">Алтернативна рута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3">Прилагодлив дизајн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</table:table>
      <text:p text:style-name="P10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1-11-29T16:43:33.763000000</dc:date>
    <meta:editing-duration>PT59S</meta:editing-duration>
    <meta:editing-cycles>1</meta:editing-cycles>
    <meta:document-statistic meta:table-count="1" meta:image-count="0" meta:object-count="0" meta:page-count="2" meta:paragraph-count="55" meta:word-count="315" meta:character-count="2156" meta:non-whitespace-character-count="1909"/>
  </office:meta>
</office:document-meta>
</file>